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text-properties style:text-underline-style="solid" style:text-underline-width="auto" style:text-underline-color="#000000" fo:font-weight="bold" style:font-weight-asian="bold" style:font-weight-complex="bold"/>
    </style:style>
    <style:style style:name="P2" style:family="paragraph" style:parent-style-name="Body">
      <style:text-properties fo:font-weight="normal" style:font-weight-asian="normal" style:font-weight-complex="normal"/>
    </style:style>
    <style:style style:name="P3" style:family="paragraph" style:parent-style-name="Body">
      <style:text-properties fo:font-weight="bold" style:font-weight-asian="bold" style:font-weight-complex="bold"/>
    </style:style>
    <style:style style:name="P4" style:family="paragraph" style:parent-style-name="Body" style:master-page-name="Standard">
      <style:paragraph-properties style:page-number="auto"/>
    </style:style>
    <style:style style:name="T1" style:family="text">
      <style:text-properties fo:language="de" fo:country="DE" style:text-underline-style="solid" style:text-underline-width="auto" style:text-underline-color="#000000" fo:font-weight="bold" style:font-weight-asian="bold" style:font-weight-complex="bold"/>
    </style:style>
    <style:style style:name="T2" style:family="text">
      <style:text-properties fo:language="de" fo:country="DE" fo:font-weight="bold" style:font-weight-asian="bold" style:font-weight-complex="bold"/>
    </style:style>
    <style:style style:name="T3" style:family="text">
      <style:text-properties fo:language="de" fo:country="D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ortsetzung nach Völkerball:</text:span></text:p>
      <text:p text:style-name="P1"/>
      <text:p text:style-name="P1"/>
      <text:p text:style-name="Body"><text:span text:style-name="T1">Auswahl1:</text:span></text:p>
      <text:p text:style-name="P1"/>
      <text:p text:style-name="Body"><text:span text:style-name="T2">A1: </text:span><text:span text:style-name="T3">n "Ich halt mich lieber zurück."</text:span></text:p>
      <text:p text:style-name="P2"/>
      <text:p text:style-name="Body"><text:span text:style-name="T2">B1:</text:span><text:span text:style-name="T3"> n "Vielleicht sollte ich was machen."</text:span></text:p>
      <text:p text:style-name="P2"/>
      <text:p text:style-name="P2"/>
      <text:p text:style-name="Body"><text:span text:style-name="T2">Wenn A1:</text:span></text:p>
      <text:p text:style-name="P3"/>
      <text:p text:style-name="Body">a "Worauf wartest du dann? Los!"</text:p>
      <text:p text:style-name="Body"/>
      <text:p text:style-name="Body">o "Ja, ja ich mach ja gleich."</text:p>
      <text:p text:style-name="Body"/>
      <text:p text:style-name="Body">n "Man das sieht nicht gut aus."</text:p>
      <text:p text:style-name="Body"/>
      <text:p text:style-name="Body">o "So…erstmal…"</text:p>
      <text:p text:style-name="Body"/>
      <text:p text:style-name="Body">*rumps*</text:p>
      <text:p text:style-name="Body"/>
      <text:p text:style-name="Body">n "Verdammt hoffentlich hat sie sich nicht weh getan."</text:p>
      <text:p text:style-name="Body"/>
      <text:p text:style-name="Body">o "Au…"</text:p>
      <text:p text:style-name="Body"/>
      <text:p text:style-name="Body">Karin "Was ist denn hier los?"</text:p>
      <text:p text:style-name="Body"/>
      <text:p text:style-name="Body">Karin "Oh man Octa, was machst du denn?"</text:p>
      <text:p text:style-name="Body"/>
      <text:p text:style-name="Body">o "Ich wollte doch nur…"</text:p>
      <text:p text:style-name="Body"/>
      <text:p text:style-name="Body">k "Jetzt komm mal mit wir müssen das verarzten."</text:p>
      <text:p text:style-name="Body"/>
      <text:p text:style-name="Body">k "Und du Anja kommst auch mal mit."</text:p>
      <text:p text:style-name="Body"/>
      <text:p text:style-name="Body">a "Aber…"</text:p>
      <text:p text:style-name="Body"/>
      <text:p text:style-name="Body">k "Nix aber! Du kommst jetzt mit."</text:p>
      <text:p text:style-name="Body"/>
      <text:p text:style-name="Body">n "Vielleicht sollte ich doch lieber in den Sandkasten…"</text:p>
      <text:p text:style-name="Body"/>
      <text:p text:style-name="Body"/>
      <text:p text:style-name="Body"><text:span text:style-name="T1">Wenn B1 und Woche 1 bereits geklettert:</text:span></text:p>
      <text:p text:style-name="P3"/>
      <text:p text:style-name="Body">p "Hey, lass mich mal. Ich will auch auf den Baum!"</text:p>
      <text:p text:style-name="Body"/>
      <text:p text:style-name="Body">n "Jetzt beim zweiten mal ist es echt nicht mehr so schwer."</text:p>
      <text:p text:style-name="Body"/>
      <text:p text:style-name="Body">a "Schau sogar Prota kann das."</text:p>
      <text:p text:style-name="Body"/>
      <text:p text:style-name="Body">o "Ja, aber jetzt wo ihr da oben seid kann ich ja nicht mehr hoch. Da ist nämlich überhaupt kein Platz für 3."</text:p>
      <text:p text:style-name="Body"/>
      <text:p text:style-name="Body">o "Sonst würde ich das natürlich machen."</text:p>
      <text:p text:style-name="Body"/>
      <text:p text:style-name="Body">a "Ja ja was auch immer! Feigling!"</text:p>
      <text:p text:style-name="Body"/>
      <text:p text:style-name="Body"><text:soft-page-break/>a "Verzieh dich!"</text:p>
      <text:p text:style-name="Body"/>
      <text:p text:style-name="Body">o "Pah!"</text:p>
      <text:p text:style-name="Body"/>
      <text:p text:style-name="Body">n "Und weg ist sie…"</text:p>
      <text:p text:style-name="Body"/>
      <text:p text:style-name="Body">a "Man die nervt! Bin ich froh, dass sie abgehauen ist."</text:p>
      <text:p text:style-name="Body"/>
      <text:p text:style-name="Body">a "Und du… sag mal was soll das?"</text:p>
      <text:p text:style-name="Body"/>
      <text:p text:style-name="Body">a "Warum hast du dich denn vorgedrängelt?"</text:p>
      <text:p text:style-name="Body"/>
      <text:p text:style-name="Body"/>
      <text:p text:style-name="Body"><text:span text:style-name="T1">Auswahl2:</text:span></text:p>
      <text:p text:style-name="P1"/>
      <text:p text:style-name="Body"><text:span text:style-name="T2">A2: </text:span><text:span text:style-name="T3">p</text:span><text:span text:style-name="T2"> "</text:span><text:span text:style-name="T3">Na ich wollte halt hoch auf den Baum." </text:span><text:span text:style-name="T2">(A+0)</text:span></text:p>
      <text:p text:style-name="P1"/>
      <text:p text:style-name="Body"><text:span text:style-name="T2">B2: </text:span><text:span text:style-name="T3">p </text:span><text:span text:style-name="T2">"</text:span><text:span text:style-name="T3">Mir hat Octavia leid getan.</text:span><text:span text:style-name="T2">" (A+1)</text:span></text:p>
      <text:p text:style-name="P3"/>
      <text:p text:style-name="P3"/>
      <text:p text:style-name="Body"><text:span text:style-name="T1">Wenn A2:</text:span></text:p>
      <text:p text:style-name="P1"/>
      <text:p text:style-name="Body">a "Ach lüg doch nicht!"</text:p>
      <text:p text:style-name="Body"/>
      <text:p text:style-name="Body">p "Was wieso?"</text:p>
      <text:p text:style-name="Body"/>
      <text:p text:style-name="Body">a "Du hast das doch nur gemacht damit sie sich nicht schlecht fühlt."</text:p>
      <text:p text:style-name="Body"/>
      <text:p text:style-name="Body">a "Weiß doch jeder, dass sie nicht klettert. Ich glaub sie hat Angst davor."</text:p>
      <text:p text:style-name="Body"/>
      <text:p text:style-name="Body">p "Na gut, vielleicht."</text:p>
      <text:p text:style-name="Body"/>
      <text:p text:style-name="Body">a "Sag mal magst du die Octavia. Kann ich ja nicht wirklich verstehen."</text:p>
      <text:p text:style-name="Body"/>
      <text:p text:style-name="Body">a"Die nervt doch immer nur."</text:p>
      <text:p text:style-name="Body"/>
      <text:p text:style-name="Body">p"Ja aber…"</text:p>
      <text:p text:style-name="Body"/>
      <text:p text:style-name="Body">a "Weißt du eigentlich, dass der Lucas aus der Axolotl-Gruppe ein Handy bekommen hat?"</text:p>
      <text:p text:style-name="Body"/>
      <text:p text:style-name="Body">p "Nö, wer ist Lu…"</text:p>
      <text:p text:style-name="Body"/>
      <text:p text:style-name="Body">a "Ich meine so eins von diesen wo man Spiele drauf spielen kann. Voll krass!"</text:p>
      <text:p text:style-name="Body"/>
      <text:p text:style-name="Body">p "Ist das d…"</text:p>
      <text:p text:style-name="Body"/>
      <text:p text:style-name="Body">a "Zum Beispiel gibt es da so ein Spiel mit ‘ner Schlange und man muss irgendwie machen, dass die Schlange länger wird."</text:p>
      <text:p text:style-name="Body"/>
      <text:p text:style-name="Body">p "Aha, und wi…"</text:p>
      <text:p text:style-name="Body"/>
      <text:p text:style-name="Body">a "Und man muss irgendwie auch seinem eigenen Schwanz ausweichen."</text:p>
      <text:p text:style-name="Body"/>
      <text:p text:style-name="Body">n "Ob ich heute noch mal zu Wort komme…"</text:p>
      <text:p text:style-name="Body"/>
      <text:p text:style-name="Body"/>
      <text:p text:style-name="Body"><text:span text:style-name="T1">Wenn <text:s/>B2:</text:span></text:p>
      <text:p text:style-name="P1"><text:soft-page-break/></text:p>
      <text:p text:style-name="Body">a "Ach so! Das hatte ich mir irgendwie schon gedacht."</text:p>
      <text:p text:style-name="Body"/>
      <text:p text:style-name="Body">a "Gut dass du nicht gelogen hast."</text:p>
      <text:p text:style-name="Body"/>
      <text:p text:style-name="Body">a "So richtig versteh ich das ja nicht. Octavia nervt doch immer nur."</text:p>
      <text:p text:style-name="Body"/>
      <text:p text:style-name="Body">p"Ja aber…"</text:p>
      <text:p text:style-name="Body"/>
      <text:p text:style-name="Body">a "Weißt du eigentlich, dass der Lucas aus der Axolotl-Gruppe ein Handy bekommen hat?"</text:p>
      <text:p text:style-name="Body"/>
      <text:p text:style-name="Body">p "Nö, wer ist Lu…"</text:p>
      <text:p text:style-name="Body"/>
      <text:p text:style-name="Body">a "Ich meine so eins von diesen wo man Spiele drauf spielen kann. Voll krass!"</text:p>
      <text:p text:style-name="Body"/>
      <text:p text:style-name="Body">p "Ist das d…"</text:p>
      <text:p text:style-name="Body"/>
      <text:p text:style-name="Body">a "Zum Beispiel gibt es da so ein Spiel mit ‘ner Schlange und man muss irgendwie machen, dass die Schlange länger wird."</text:p>
      <text:p text:style-name="Body"/>
      <text:p text:style-name="Body">p "Aha, und wi…"</text:p>
      <text:p text:style-name="Body"/>
      <text:p text:style-name="Body">a "Und man muss irgendwie auch seinem eigenen Schwanz ausweichen."</text:p>
      <text:p text:style-name="Body"/>
      <text:p text:style-name="Body">n "Ob ich heute noch mal zu Wort komme…"</text:p>
      <text:p text:style-name="Body"/>
      <text:p text:style-name="Body"/>
      <text:p text:style-name="Body"/>
      <text:p text:style-name="Body"/>
      <text:p text:style-name="Body"/>
      <text:p text:style-name="Body"/>
      <text:p text:style-name="Body"><text:span text:style-name="T1">Wenn B1 und Woche 1 nicht geklettert:</text:span></text:p>
      <text:p text:style-name="P1"/>
      <text:p text:style-name="Body">p "Hey, lass mich mal. Ich will auch auf den Baum!"</text:p>
      <text:p text:style-name="Body"/>
      <text:p text:style-name="Body">n "So, ich <text:s/>brauch nur ordentlich Schwung."</text:p>
      <text:p text:style-name="Body"/>
      <text:p text:style-name="Body">p "Au! Verdammt! Blöder Baum!"</text:p>
      <text:p text:style-name="Body"/>
      <text:p text:style-name="Body">o "Hahaha… was machst du denn für einen Blödsinn?"</text:p>
      <text:p text:style-name="Body"/>
      <text:p text:style-name="Body">a "Prota? Ist alles okay?"</text:p>
      <text:p text:style-name="Body"/>
      <text:p text:style-name="Body">p "Ja, ich glaub schon."</text:p>
      <text:p text:style-name="Body"/>
      <text:p text:style-name="Body">a "Gut. Das hat ganz schön gekracht. Dachte schon du hättest dir was gebrochen."</text:p>
      <text:p text:style-name="Body"/>
      <text:p text:style-name="Body">a "Aber egal. Dann kann ja jetzt Oc…"</text:p>
      <text:p text:style-name="Body"/>
      <text:p text:style-name="Body">a "Hey, Moment! Wo ist sie denn?"</text:p>
      <text:p text:style-name="Body"/>
      <text:p text:style-name="Body">a "Ist die einfach abgehauen?"</text:p>
      <text:p text:style-name="Body"/>
      <text:p text:style-name="Body">p "Hm…sieht so aus."</text:p>
      <text:p text:style-name="Body"/>
      <text:p text:style-name="Body">a "Typisch."</text:p>
      <text:p text:style-name="Body"/>
      <text:p text:style-name="Body"><text:soft-page-break/>a "Und du… sag mal was soll das eigentlich?"</text:p>
      <text:p text:style-name="Body"/>
      <text:p text:style-name="Body">a "Warum hast du dich denn vorgedrängelt?"</text:p>
      <text:p text:style-name="P1"/>
      <text:p text:style-name="P1"/>
      <text:p text:style-name="P1"/>
      <text:p text:style-name="P1"/>
      <text:p text:style-name="P1"/>
      <text:p text:style-name="Body"><text:span text:style-name="T1">Auswahl3</text:span><text:span text:style-name="T4">:</text:span></text:p>
      <text:p text:style-name="P1"/>
      <text:p text:style-name="Body"><text:span text:style-name="T2">A3: </text:span><text:span text:style-name="T3">p</text:span><text:span text:style-name="T2"> "</text:span><text:span text:style-name="T3">Na ich wollte halt hoch auf den Baum." </text:span><text:span text:style-name="T2">(A-1)</text:span></text:p>
      <text:p text:style-name="P1"/>
      <text:p text:style-name="Body"><text:span text:style-name="T2">B3: </text:span><text:span text:style-name="T3">p </text:span><text:span text:style-name="T2">"</text:span><text:span text:style-name="T3">Mir hat Octavia leid getan.</text:span><text:span text:style-name="T2">" (A+1)</text:span></text:p>
      <text:p text:style-name="P3"/>
      <text:p text:style-name="P3"/>
      <text:p text:style-name="Body"><text:span text:style-name="T2">Wenn A3:</text:span></text:p>
      <text:p text:style-name="P3"/>
      <text:p text:style-name="Body">a "Ach lüg doch nicht!"</text:p>
      <text:p text:style-name="Body"/>
      <text:p text:style-name="Body">p "Was wieso?"</text:p>
      <text:p text:style-name="Body"/>
      <text:p text:style-name="Body">a "Letzte Woche wolltest du auch nicht klettern. Und jetzt plötzlich…"</text:p>
      <text:p text:style-name="Body"/>
      <text:p text:style-name="Body">a "Das glaub ich nicht."</text:p>
      <text:p text:style-name="Body"/>
      <text:p text:style-name="Body">p "Aber…"</text:p>
      <text:p text:style-name="Body"/>
      <text:p text:style-name="Body">a "Nix aber lügen ist blöd!"</text:p>
      <text:p text:style-name="Body"/>
      <text:p text:style-name="Body">a "Weiß doch jeder, dass sie nicht klettert. Ich glaub sie hat Angst davor."</text:p>
      <text:p text:style-name="Body"/>
      <text:p text:style-name="Body">p "Na gut, vielleicht."</text:p>
      <text:p text:style-name="Body"/>
      <text:p text:style-name="Body">a "Ja und deswegen hast du dich vorgedrängelt, damit sie nicht klettern muss."</text:p>
      <text:p text:style-name="Body"/>
      <text:p text:style-name="Body">a "Und weißt du was?"</text:p>
      <text:p text:style-name="Body"/>
      <text:p text:style-name="Body">a "Wenn du die blöde Octavia so magst, dann geh doch zu der statt rumzulügen!"</text:p>
      <text:p text:style-name="Body"/>
      <text:p text:style-name="Body">n "Ich geh besser. Sie ist echt sauer. Vielleicht hätte ich nicht lügen sollen, aber ich wollte doch nur dass sich Octa nicht weh tut…"</text:p>
      <text:p text:style-name="Body"/>
      <text:p text:style-name="P3"/>
      <text:p text:style-name="P3"/>
      <text:p text:style-name="Body"><text:span text:style-name="T2">Wenn B3:</text:span></text:p>
      <text:p text:style-name="P3"/>
      <text:p text:style-name="Body">a "Ach so! Das hatte ich mir irgendwie schon gedacht."</text:p>
      <text:p text:style-name="Body"/>
      <text:p text:style-name="Body">a "Gut dass du nicht gelogen hast."</text:p>
      <text:p text:style-name="Body"/>
      <text:p text:style-name="Body">a "So richtig versteh ich das ja nicht. Octavia nervt doch immer nur."</text:p>
      <text:p text:style-name="Body"/>
      <text:p text:style-name="Body">p"Ja aber…"</text:p>
      <text:p text:style-name="Body"/>
      <text:p text:style-name="Body">a "Weißt du eigentlich, dass der Lucas aus der Axolotl-Gruppe ein Handy bekommen hat?"</text:p>
      <text:p text:style-name="Body"/>
      <text:p text:style-name="Body">p "Nö, wer ist Lu…"</text:p>
      <text:p text:style-name="Body"><text:soft-page-break/></text:p>
      <text:p text:style-name="Body">a "Ich meine so eins von diesen wo man Spiele drauf spielen kann. Voll krass!"</text:p>
      <text:p text:style-name="Body"/>
      <text:p text:style-name="Body">p "Ist das d…"</text:p>
      <text:p text:style-name="Body"/>
      <text:p text:style-name="Body">a "Zum Beispiel gibt es da so ein Spiel mit ‘ner Schlange und man muss irgendwie machen, dass die Schlange länger wird."</text:p>
      <text:p text:style-name="Body"/>
      <text:p text:style-name="Body">p "Aha, und wi…"</text:p>
      <text:p text:style-name="Body"/>
      <text:p text:style-name="Body">a "Und man muss irgendwie auch seinem eigenen Schwanz ausweichen."</text:p>
      <text:p text:style-name="Body"/>
      <text:p text:style-name="Body">n "Ob ich heute noch mal zu Wort komme…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de" fo:country="DE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.049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ody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language="de" fo:country="DE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110" meta:word-count="850" meta:character-count="4464"/>
    <dc:date>2019-02-05T19:14:59.50</dc:date>
    <meta:generator>OpenOffice/4.1.4$Win32 OpenOffice.org_project/414m5$Build-9788</meta:generator>
  </office:meta>
</office:document-meta>
</file>